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lasma Lash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50">
            <text:p>5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50">
            <text:p>5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50">
            <text:p>5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50">
            <text:p>5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50">
            <text:p>5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50">
            <text:p>5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8">09/08/2007</text:date>, <text:time>06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8T06:09:59</dc:date>
    <dc:language>en-US</dc:language>
    <meta:editing-cycles>179</meta:editing-cycles>
    <meta:editing-duration>P12DT2H2M21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